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60d67" officeooo:paragraph-rsid="00060d67" style:font-size-asian="10.5pt"/>
    </style:style>
    <style:style style:name="P2" style:family="paragraph" style:parent-style-name="Standard">
      <style:text-properties fo:language="ca" fo:country="ES" style:text-underline-style="solid" style:text-underline-width="auto" style:text-underline-color="font-color" fo:font-weight="bold" officeooo:rsid="00060d67" officeooo:paragraph-rsid="00060d67" style:font-size-asian="10.5pt" style:font-weight-asian="bold" style:font-weight-complex="bold"/>
    </style:style>
    <style:style style:name="P3" style:family="paragraph" style:parent-style-name="Standard">
      <style:text-properties fo:language="ca" fo:country="ES" style:text-underline-style="solid" style:text-underline-width="auto" style:text-underline-color="font-color" fo:font-weight="bold" officeooo:rsid="00065283" officeooo:paragraph-rsid="00065283" style:font-size-asian="10.5pt" style:font-weight-asian="bold" style:font-weight-complex="bold"/>
    </style:style>
    <style:style style:name="P4" style:family="paragraph" style:parent-style-name="Standard">
      <style:text-properties fo:language="ca" fo:country="ES" style:text-underline-style="solid" style:text-underline-width="auto" style:text-underline-color="font-color" fo:font-weight="bold" officeooo:rsid="0007eac6" officeooo:paragraph-rsid="0007eac6" style:font-size-asian="10.5pt" style:font-weight-asian="bold" style:font-weight-complex="bold"/>
    </style:style>
    <style:style style:name="P5" style:family="paragraph" style:parent-style-name="Standard">
      <style:text-properties fo:language="ca" fo:country="ES" style:text-underline-style="solid" style:text-underline-width="auto" style:text-underline-color="font-color" fo:font-weight="bold" officeooo:rsid="00093891" officeooo:paragraph-rsid="00093891" style:font-size-asian="10.5pt" style:font-weight-asian="bold" style:font-weight-complex="bold"/>
    </style:style>
    <style:style style:name="P6" style:family="paragraph" style:parent-style-name="Standard">
      <style:text-properties fo:language="ca" fo:country="ES" style:text-underline-style="solid" style:text-underline-width="auto" style:text-underline-color="font-color" fo:font-weight="bold" officeooo:rsid="00093891" officeooo:paragraph-rsid="00106fb6" style:font-size-asian="10.5pt" style:font-weight-asian="bold" style:font-weight-complex="bold"/>
    </style:style>
    <style:style style:name="P7" style:family="paragraph" style:parent-style-name="Standard">
      <style:text-properties fo:language="ca" fo:country="ES" style:text-underline-style="solid" style:text-underline-width="auto" style:text-underline-color="font-color" fo:font-weight="bold" officeooo:rsid="000969c8" officeooo:paragraph-rsid="000969c8" style:font-size-asian="10.5pt" style:font-weight-asian="bold" style:font-weight-complex="bold"/>
    </style:style>
    <style:style style:name="P8" style:family="paragraph" style:parent-style-name="Standard">
      <style:text-properties fo:language="ca" fo:country="ES" style:text-underline-style="solid" style:text-underline-width="auto" style:text-underline-color="font-color" fo:font-weight="bold" officeooo:rsid="000b409d" officeooo:paragraph-rsid="000b409d" style:font-size-asian="10.5pt" style:font-weight-asian="bold" style:font-weight-complex="bold"/>
    </style:style>
    <style:style style:name="P9" style:family="paragraph" style:parent-style-name="Standard">
      <style:text-properties fo:language="ca" fo:country="ES" style:text-underline-style="solid" style:text-underline-width="auto" style:text-underline-color="font-color" fo:font-weight="bold" officeooo:rsid="000eef96" officeooo:paragraph-rsid="000eef96" style:font-size-asian="10.5pt" style:font-weight-asian="bold" style:font-weight-complex="bold"/>
    </style:style>
    <style:style style:name="P10" style:family="paragraph" style:parent-style-name="Standard">
      <style:text-properties fo:language="ca" fo:country="ES" style:text-underline-style="none" fo:font-weight="normal" officeooo:rsid="000b409d" officeooo:paragraph-rsid="000b409d" style:font-size-asian="10.5pt" style:font-weight-asian="normal" style:font-weight-complex="normal"/>
    </style:style>
    <style:style style:name="P11" style:family="paragraph" style:parent-style-name="Standard">
      <style:text-properties fo:language="ca" fo:country="ES" style:text-underline-style="none" fo:font-weight="normal" officeooo:rsid="000b409d" officeooo:paragraph-rsid="000c21e4" style:font-size-asian="10.5pt" style:font-weight-asian="normal" style:font-weight-complex="normal"/>
    </style:style>
    <style:style style:name="P12" style:family="paragraph" style:parent-style-name="Standard">
      <style:text-properties fo:language="ca" fo:country="ES" style:text-underline-style="none" fo:font-weight="normal" officeooo:rsid="000c3218" officeooo:paragraph-rsid="000c3218" style:font-size-asian="10.5pt" style:font-weight-asian="normal" style:font-weight-complex="normal"/>
    </style:style>
    <style:style style:name="P13" style:family="paragraph" style:parent-style-name="Standard">
      <style:text-properties fo:language="ca" fo:country="ES" style:text-underline-style="none" fo:font-weight="normal" officeooo:rsid="000d6cf1" officeooo:paragraph-rsid="000d6cf1" style:font-size-asian="10.5pt" style:font-weight-asian="normal" style:font-weight-complex="normal"/>
    </style:style>
    <style:style style:name="P14" style:family="paragraph" style:parent-style-name="Standard">
      <style:text-properties fo:language="ca" fo:country="ES" style:text-underline-style="none" fo:font-weight="normal" officeooo:rsid="000969c8" officeooo:paragraph-rsid="000969c8" style:font-size-asian="10.5pt" style:font-weight-asian="normal" style:font-weight-complex="normal"/>
    </style:style>
    <style:style style:name="P15" style:family="paragraph" style:parent-style-name="Standard">
      <style:text-properties fo:language="ca" fo:country="ES" style:text-underline-style="none" fo:font-weight="normal" officeooo:rsid="00093891" officeooo:paragraph-rsid="00093891" style:font-size-asian="10.5pt" style:font-weight-asian="normal" style:font-weight-complex="normal"/>
    </style:style>
    <style:style style:name="P16" style:family="paragraph" style:parent-style-name="Standard">
      <style:text-properties fo:language="ca" fo:country="ES" style:text-underline-style="none" fo:font-weight="normal" officeooo:rsid="000eef96" officeooo:paragraph-rsid="000eef96" style:font-size-asian="10.5pt" style:font-weight-asian="normal" style:font-weight-complex="normal"/>
    </style:style>
    <style:style style:name="P17" style:family="paragraph" style:parent-style-name="Standard">
      <style:text-properties fo:language="ca" fo:country="ES" style:text-underline-style="none" fo:font-weight="normal" officeooo:rsid="000eef96" officeooo:paragraph-rsid="000f1eac" style:font-size-asian="10.5p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7eac6" style:font-weight-asian="normal" style:font-weight-complex="normal"/>
    </style:style>
    <style:style style:name="T5" style:family="text">
      <style:text-properties style:text-underline-style="none" fo:font-weight="normal" officeooo:rsid="000b409d" style:font-weight-asian="normal" style:font-weight-complex="normal"/>
    </style:style>
    <style:style style:name="T6" style:family="text">
      <style:text-properties style:text-underline-style="none" fo:font-weight="normal" officeooo:rsid="00106fb6" style:font-weight-asian="normal" style:font-weight-complex="normal"/>
    </style:style>
    <style:style style:name="T7" style:family="text">
      <style:text-properties style:text-underline-style="none" officeooo:rsid="00106fb6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c21e4"/>
    </style:style>
    <style:style style:name="T10" style:family="text">
      <style:text-properties officeooo:rsid="000e6abe"/>
    </style:style>
    <style:style style:name="T11" style:family="text">
      <style:text-properties officeooo:rsid="000f1eac"/>
    </style:style>
    <style:style style:name="T12" style:family="text">
      <style:text-properties officeooo:rsid="00106f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Èxit del Cercle Virtuós</text:p>
      <text:p text:style-name="P1"/>
      <text:p text:style-name="P1">1.-Les parts interessades han de definir els objectius: definir el mínim que exigeixen les p.i. perque el producte els hi sigui rentable.</text:p>
      <text:p text:style-name="P1">2.-Quins característiques ha de tenir perque es cumpleixin els objectius</text:p>
      <text:p text:style-name="P1"/>
      <text:p text:style-name="P1"/>
      <text:p text:style-name="P1"/>
      <text:p text:style-name="P2">Objectius:</text:p>
      <text:p text:style-name="P3"><text:span text:style-name="T3">La feina d’un enginyer de requisits consisteix en:</text:span></text:p>
      <text:p text:style-name="P3"><text:span text:style-name="T3"><text:tab/>• Identificar les parts interessades crítiques</text:span></text:p>
      <text:p text:style-name="P3"><text:span text:style-name="T2"><text:tab/>• Descobrir què desitgen:</text:span></text:p>
      <text:p text:style-name="P3"><text:span text:style-name="T2"><text:tab/><text:tab/>– Benefici (valor) mínim de l’ús del sistema</text:span></text:p>
      <text:p text:style-name="P3"><text:span text:style-name="T2"><text:tab/><text:tab/>– Preu màxim que estan disposats a pagar</text:span></text:p>
      <text:p text:style-name="P3"><text:span text:style-name="T3"><text:tab/>• Determinar un conjunt de requisits</text:span></text:p>
      <text:p text:style-name="P3"><text:span text:style-name="T3"><text:tab/>• Assegurant-se que:</text:span></text:p>
      <text:p text:style-name="P3"><text:span text:style-name="T3"><text:tab/><text:tab/>– si un sistema satisfà els requisits, llavors</text:span></text:p>
      <text:p text:style-name="P3"><text:span text:style-name="T3"><text:tab/><text:tab/>– s’assoliran els objectius de les parts interessades</text:span></text:p>
      <text:p text:style-name="P3"/>
      <text:p text:style-name="P3"/>
      <text:p text:style-name="P3"><text:span text:style-name="T3">Un objectiu d'una part interessada en el projecte és:</text:span></text:p>
      <text:p text:style-name="P3"><text:span text:style-name="T3"><text:tab/>• un benefici que espera aconseguir mitjançant el l’ús o el funcionament del sistema, i</text:span></text:p>
      <text:p text:style-name="P3"><text:span text:style-name="T3"><text:tab/>• el preu màxim que està disposada a pagar per això</text:span></text:p>
      <text:p text:style-name="P3"/>
      <text:p text:style-name="P3"><text:span text:style-name="T3">Una part interessada pot tenir diversos objectius.</text:span></text:p>
      <text:p text:style-name="P3"><text:span text:style-name="T3">El preu màxim es pot referir a un conjunt de beneficis, no només a un d'ells.</text:span></text:p>
      <text:p text:style-name="P3"/>
      <text:p text:style-name="P3"/>
      <text:p text:style-name="P3">Objectius i tipus de projecte</text:p>
      <text:p text:style-name="P3"/>
      <text:p text:style-name="P3"><text:span text:style-name="T1">Projectes adreçats a clients:</text:span></text:p>
      <text:p text:style-name="P3"><text:span text:style-name="T3"><text:tab/>El sistema ha de satisfer les necessitats d'un (o més) client específic, en el context d'una organització específica. </text:span><text:span text:style-name="T4">(facultat, diari, etc...-&gt; puedes entrevistarte con ellos)</text:span></text:p>
      <text:p text:style-name="P3"><text:span text:style-name="T3"/></text:p>
      <text:p text:style-name="P3"><text:span text:style-name="T1">Projectes adreçats a un mercat:</text:span></text:p>
      <text:p text:style-name="P3"><text:span text:style-name="T3"><text:tab/>El sistema ha de satisfer les necessitats d'un segment del mercat. S’ha d’aconseguir que els clients potencials d’aquest mercat comprin o usin el sistema. </text:span><text:span text:style-name="T4">()</text:span></text:p>
      <text:p text:style-name="P3"/>
      <text:p text:style-name="P3"/>
      <text:p text:style-name="P4"><text:span text:style-name="T3">Una part interessada ACCEPTARÀ/COMPRARÀ/USARÀ el sistema si amb el seu funcionament:</text:span></text:p>
      <text:p text:style-name="P4"><text:span text:style-name="T3"><text:tab/>• n’obté un benefici igual ó superior al de l’objectiu</text:span></text:p>
      <text:p text:style-name="P4"><text:span text:style-name="T3"><text:tab/>• amb un cost igual ó inferior al de l’objectiu.</text:span></text:p>
      <text:p text:style-name="P4"/>
      <text:p text:style-name="P4"/>
      <text:p text:style-name="P5"><text:span text:style-name="T3">Beneficis del google-calendar:</text:span></text:p>
      <text:p text:style-name="P5"><text:span text:style-name="T3"><text:tab/>organització simple</text:span></text:p>
      <text:p text:style-name="P5"><text:span text:style-name="T3"><text:tab/>comoditat de no haver de carregar una agenda</text:span></text:p>
      <text:p text:style-name="P5"><text:span text:style-name="T3"><text:tab/>crear un esdeveniment per </text:span><text:span text:style-name="T2">poder-lo compartir</text:span><text:span text:style-name="T3"> amb altres persones</text:span></text:p>
      <text:p text:style-name="P5"><text:span text:style-name="T3"><text:tab/></text:span></text:p>
      <text:p text:style-name="P5"/>
      <text:p text:style-name="P5"/>
      <text:p text:style-name="P7"><text:soft-page-break/><text:span text:style-name="T3">La part interessada (nosaltres) acceptarà el producte (calendari), si de l'ús del sistema obté un benefici i si el preu del benefici que obté es &gt;= al mínim establert.</text:span></text:p>
      <text:p text:style-name="P7"><text:span text:style-name="T3">Per això s'han de donar uns requisits a l'enginyer del software. </text:span></text:p>
      <text:p text:style-name="P7"><text:span text:style-name="T3"><text:tab/>Objectius = {&lt;Vmin, Pmax&gt;} parella de </text:span><text:span text:style-name="T5">benefici</text:span><text:span text:style-name="T3"> mínim i preu màxim.</text:span></text:p>
      <text:p text:style-name="P7"/>
      <text:p text:style-name="P8"><text:span text:style-name="T3">No totes les parts tenen els mateixos beneficis:</text:span></text:p>
      <text:p text:style-name="P8"><text:span text:style-name="T3"><text:tab/>benefici funcional (de l'ús del sistema)</text:span></text:p>
      <text:p text:style-name="P11"><text:tab/><text:span text:style-name="T9">promotor (qui paga el projecte)</text:span></text:p>
      <text:p text:style-name="P11"><text:tab/></text:p>
      <text:p text:style-name="P8"/>
      <text:p text:style-name="P8"><text:span text:style-name="T3">En cada projecte ha d'haver-hi un glossari: definició de paraules tècniques del projecte.</text:span></text:p>
      <text:p text:style-name="P10"><text:span text:style-name="T8">Promotor</text:span>: qui paga el projecte (en el nostre proj ho som nosaltres → amb el nostre temps)</text:p>
      <text:p text:style-name="P10"/>
      <text:p text:style-name="P10"/>
      <text:p text:style-name="P12">PARTS INTERESSADES:</text:p>
      <text:p text:style-name="P13"><text:tab/>• Persona o organització que té un interès <text:span text:style-name="T10">(positiu o negatiu → la competència, o els la tecnología que serà sustituïda [audioguies en el nostre proj]) </text:span>potencial en el sistema que s’ha de desenvolupar.</text:p>
      <text:p text:style-name="P13"><text:tab/>• Usualment, té els seus propis requisits per al sistema.</text:p>
      <text:p text:style-name="P13"><text:tab/>• Una persona pot representar els interessos de diverses parts interessades.</text:p>
      <text:p text:style-name="P7"/>
      <text:p text:style-name="P7"/>
      <text:p text:style-name="P9">OBJECTIUS S.M.A.R.T. (Specific Measurable Agreed upon Realistic Time bound):</text:p>
      <text:p text:style-name="P14"/>
      <text:p text:style-name="P16">• Specific</text:p>
      <text:p text:style-name="P16"><text:tab/>• Well defined; clear to anyone that knows the project (han d'estar clar per a totes les persones que treballen al projecte).</text:p>
      <text:p text:style-name="P16">• Measurable</text:p>
      <text:p text:style-name="P16"><text:tab/>• Know if the goal is obtainable and how far the completion is <text:span text:style-name="T11">(manera objectiva de saber <text:tab/>quan s'ha l'objectiu s'ha aconsseguit → o en quin grau s'ha aconsseguit)</text:span></text:p>
      <text:p text:style-name="P17"><text:tab/>• Know when it has been achieved <text:span text:style-name="T11">(booleà o quantificable)</text:span></text:p>
      <text:p text:style-name="P16">• Agreed upon</text:p>
      <text:p text:style-name="P16"><text:tab/>• Agreement with all the stakeholders what the goals should be <text:span text:style-name="T11">(quan totes les parts <text:tab/>interessades estàn d'acord en que els objectius s'han d'obtenir)</text:span></text:p>
      <text:p text:style-name="P16">• Realistic</text:p>
      <text:p text:style-name="P16"><text:tab/>• Within the availability of resources and knowledge <text:span text:style-name="T11">(objectius assolibles → NO utòpics)</text:span></text:p>
      <text:p text:style-name="P16">• Time bound</text:p>
      <text:p text:style-name="P16"><text:tab/>• When the goal must be achieved <text:span text:style-name="T11">(acotat temporalment → s'especifica quan s'ha <text:tab/>d'aconsseguir un objectiu)</text:span></text:p>
      <text:p text:style-name="P15"><text:tab/></text:p>
      <text:p text:style-name="P5"/>
      <text:p text:style-name="P6"><text:span text:style-name="T12">VALIDACIÓ DELS OBJECTIUS:</text:span></text:p>
      <text:p text:style-name="P6"><text:span text:style-name="T6">Assegurar-se de que realment els usuaris estaràn satisfets si el sistema els permet assolir els objectius. (→ mètodes àgils: fer productes continuament [quasi setmanalment])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4:09:10.499530840</meta:creation-date>
    <meta:generator>LibreOffice/4.2.6.3$Linux_x86 LibreOffice_project/420m0$Build-3</meta:generator>
    <dc:date>2014-09-16T15:30:19.559386000</dc:date>
    <meta:editing-duration>PT1H11M19S</meta:editing-duration>
    <meta:editing-cycles>16</meta:editing-cycles>
    <meta:document-statistic meta:table-count="0" meta:image-count="0" meta:object-count="0" meta:page-count="2" meta:paragraph-count="59" meta:word-count="588" meta:character-count="3732" meta:non-whitespace-character-count="3117"/>
  </office:meta>
</office:document-meta>
</file>